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writing-mode="lr-tb"/>
    </style:style>
    <style:style style:name="Table1.A" style:family="table-column">
      <style:table-column-properties style:column-width="2.4333in" style:rel-column-width="3504*"/>
    </style:style>
    <style:style style:name="Table1.B" style:family="table-column">
      <style:table-column-properties style:column-width="3.0667in" style:rel-column-width="4416*"/>
    </style:style>
    <style:style style:name="Table1.C" style:family="table-column">
      <style:table-column-properties style:column-width="1.425in" style:rel-column-width="2052*"/>
    </style:style>
    <style:style style:name="Table1.1" style:family="table-row">
      <style:table-row-properties style:min-row-height="0.6833in"/>
    </style:style>
    <style:style style:name="Table1.A1" style:family="table-cell">
      <style:table-cell-properties fo:padding="0.1in" fo:border="none"/>
    </style:style>
    <style:style style:name="Table2" style:family="table">
      <style:table-properties style:width="6.925in" table:align="margins" style:shadow="none" style:writing-mode="lr-tb"/>
    </style:style>
    <style:style style:name="Table2.A" style:family="table-column">
      <style:table-column-properties style:column-width="2.5583in" style:rel-column-width="3684*"/>
    </style:style>
    <style:style style:name="Table2.B" style:family="table-column">
      <style:table-column-properties style:column-width="2.875in" style:rel-column-width="4140*"/>
    </style:style>
    <style:style style:name="Table2.C" style:family="table-column">
      <style:table-column-properties style:column-width="1.4917in" style:rel-column-width="2148*"/>
    </style:style>
    <style:style style:name="Table2.A1" style:family="table-cell">
      <style:table-cell-properties fo:padding="0.1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  <style:text-properties officeooo:paragraph-rsid="000eedfd"/>
    </style:style>
    <style:style style:name="P3" style:family="paragraph" style:parent-style-name="Standard">
      <style:paragraph-properties fo:text-align="start" style:justify-single-word="false"/>
      <style:text-properties officeooo:paragraph-rsid="000e2095"/>
    </style:style>
    <style:style style:name="P4" style:family="paragraph" style:parent-style-name="Standard">
      <style:paragraph-properties fo:text-align="start" style:justify-single-word="false"/>
      <style:text-properties officeooo:paragraph-rsid="000eedf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name-complex="Times New Roman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0eedfd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name-complex="Times New Roman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paragraph-rsid="000eedfd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paragraph-rsid="000e2095" style:font-size-asian="11pt" style:font-weight-asian="normal" style:font-name-complex="Times New Roman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41e45" officeooo:paragraph-rsid="000eedfd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weight="bold" officeooo:rsid="00041e45" officeooo:paragraph-rsid="000eedfd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P20" style:family="paragraph" style:parent-style-name="Standard" style:list-style-name="WWNum1">
      <style:paragraph-properties fo:text-align="start" style:justify-single-word="false"/>
      <style:text-properties officeooo:rsid="000eedfd" officeooo:paragraph-rsid="000eedfd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paragraph-properties fo:margin-left="0in" fo:margin-right="0.25in" fo:margin-top="0in" fo:margin-bottom="0in" loext:contextual-spacing="false" fo:text-align="start" style:justify-single-word="false" fo:text-indent="0in" style:auto-text-indent="false"/>
      <style:text-properties officeooo:paragraph-rsid="000e2095"/>
    </style:style>
    <style:style style:name="P23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paragraph-rsid="000eedfd"/>
    </style:style>
    <style:style style:name="P24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officeooo:paragraph-rsid="000eedfd"/>
    </style:style>
    <style:style style:name="P2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rsid="00104d51" officeooo:paragraph-rsid="00104d51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8" style:family="text">
      <style:text-properties style:font-name="Arial" style:text-underline-style="none" style:font-name-complex="Arial1"/>
    </style:style>
    <style:style style:name="T9" style:family="text">
      <style:text-properties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" fo:font-style="normal" style:text-underline-style="none" style:font-style-asian="normal" style:font-style-complex="normal"/>
    </style:style>
    <style:style style:name="T11" style:family="text">
      <style:text-properties fo:font-size="11pt" style:font-size-asian="11pt" style:font-name-complex="Times New Roman" style:font-size-complex="11pt"/>
    </style:style>
    <style:style style:name="T12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style:font-name-asian="SimSu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officeooo:rsid="000eed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Matthew Mejia</text:span></text:p>
      <text:p text:style-name="P5"><text:span text:style-name="T11">Pasadena, CA 91107</text:span></text:p>
      <text:p text:style-name="P5"><text:span text:style-name="T11">Cell: 626.823.6452</text:span></text:p>
      <text:p text:style-name="P5"><text:span text:style-name="T11">Email: </text:span><text:a xlink:type="simple" xlink:href="mailto:mattcmej@gmail.com" text:style-name="Internet_20_link" text:visited-style-name="Visited_20_Internet_20_Link"><text:span text:style-name="Internet_20_link"><text:span text:style-name="T11">mattcmej@gmail.com</text:span></text:span></text:a></text:p>
      <text:p text:style-name="P5"/>
      <text:p text:style-name="P8"/>
      <text:p text:style-name="P1"><text:span text:style-name="T2">Education</text:span><text:span text:style-name="T3">__________________________________________________________________</text:span></text:p>
      <text:p text:style-name="P17"/>
      <text:p text:style-name="P1"><text:span text:style-name="T12">Occidental College, Los Angeles, California (class of 2015)</text:span></text:p>
      <text:p text:style-name="P1"><text:span text:style-name="T12">Major:</text:span><text:span text:style-name="T11"> Physics with Mathematics emphasis</text:span></text:p>
      <text:p text:style-name="P1"><text:span text:style-name="T12">Minor:</text:span><text:span text:style-name="T11"> Mathematics</text:span></text:p>
      <text:p text:style-name="P6"/>
      <text:p text:style-name="P6"/>
      <text:p text:style-name="P1"><text:span text:style-name="T2">Relevant Coursework</text:span><text:span text:style-name="T3">________________________________________________________</text:span></text:p>
      <text:p text:style-name="P18"/>
      <text:p text:style-name="P16">UCLA Full-Stack Boot Camp</text:p>
      <text:p text:style-name="P15">GitHub, HTML, CSS, Bootstrap, JavaScript, jQuery, Firebase, Node.js, Node Package Manager, <text:span text:style-name="T24">Heroku, SQL, Handlebars, Express.js</text:span></text:p>
      <text:p text:style-name="P18"/>
      <text:p text:style-name="P1"><text:span text:style-name="T12">Math Classes: </text:span></text:p>
      <text:p text:style-name="P1"><text:span text:style-name="T14">College Calculus, Linear Algebra, Multivariable Calculus, Discrete Mathematics, Graph Theory, Ordinary Differential Equations</text:span></text:p>
      <text:p text:style-name="P11"/>
      <text:p text:style-name="P1"><text:span text:style-name="T12">Physics Classes:</text:span></text:p>
      <text:p text:style-name="P1"><text:span text:style-name="T14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span></text:p>
      <text:p text:style-name="P11"/>
      <text:p text:style-name="P11"/>
      <text:p text:style-name="P12"><text:span text:style-name="T7">Professional Experience</text:span><text:span text:style-name="T8">_______________________________________________________</text:span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13">Sylvan EDGE Instructor, </text:span><text:span text:style-name="T16">Sylvan Learning, </text:span><text:span text:style-name="T18">Woodland Hills, CA</text:span></text:p>
          </table:table-cell>
          <table:table-cell table:style-name="Table1.A1" office:value-type="string">
            <text:p text:style-name="P3"><text:span text:style-name="T18">Teaching grade school children robotics with Lego kits and laptops, as well as instructing middle and high-school students in math, english, and science.</text:span></text:p>
          </table:table-cell>
          <table:table-cell table:style-name="Table1.A1" office:value-type="string">
            <text:p text:style-name="P22"><text:span text:style-name="T19">October 2016 – April 2017</text:span></text:p>
          </table:table-cell>
        </table:table-row>
        <table:table-row>
          <table:table-cell table:style-name="Table1.A1" office:value-type="string">
            <text:p text:style-name="P3"><text:span text:style-name="T13">Tutor, </text:span><text:span text:style-name="T18">San Marino, CA</text:span></text:p>
          </table:table-cell>
          <table:table-cell table:style-name="Table1.A1" office:value-type="string">
            <text:p text:style-name="P3"><text:span text:style-name="T18">Independently tutoring high school students in physics, calculus, and math SAT prep.</text:span></text:p>
          </table:table-cell>
          <table:table-cell table:style-name="Table1.A1" office:value-type="string">
            <text:p text:style-name="P3"><text:span text:style-name="T23">October 2016 – present</text:span></text:p>
          </table:table-cell>
        </table:table-row>
        <table:table-row>
          <table:table-cell table:style-name="Table1.A1" office:value-type="string">
            <text:p text:style-name="P3"><text:span text:style-name="T19">Substitute Teacher, </text:span><text:span text:style-name="T17">Flintridge Preparatory School,<text:tab/></text:span></text:p>
            <text:p text:style-name="P3"><text:span text:style-name="T20">La Ca</text:span><text:span text:style-name="T22">ñ</text:span><text:span text:style-name="T20">ada Flintridge, CA<text:tab/></text:span></text:p>
          </table:table-cell>
          <table:table-cell table:style-name="Table1.A1" office:value-type="string">
            <text:p text:style-name="P3"><text:span text:style-name="T20">Teaching as a substitute teacher for high school students in many subjects, but especially in math and physics.</text:span></text:p>
          </table:table-cell>
          <table:table-cell table:style-name="Table1.A1" office:value-type="string">
            <text:p text:style-name="P3"><text:span text:style-name="T19">January 2016 – present</text:span></text:p>
          </table:table-cell>
        </table:table-row>
        <table:table-row>
          <table:table-cell table:style-name="Table1.A1" office:value-type="string">
            <text:p text:style-name="P3"><text:span text:style-name="T23">Tutor, </text:span><text:span text:style-name="T16">Perfect Fit College Consultants, </text:span><text:span text:style-name="T18">San Marino, CA</text:span></text:p>
          </table:table-cell>
          <table:table-cell table:style-name="Table1.A1" office:value-type="string">
            <text:p text:style-name="P3"><text:span text:style-name="T20">Tutored high school students in physics, calculus, and math SAT prep.</text:span></text:p>
          </table:table-cell>
          <table:table-cell table:style-name="Table1.A1" office:value-type="string">
            <text:p text:style-name="P3"><text:span text:style-name="T19">May 2015 – October 2016</text:span></text:p>
          </table:table-cell>
        </table:table-row>
        <table:table-row>
          <table:table-cell table:style-name="Table1.A1" office:value-type="string">
            <text:p text:style-name="P22"><text:span text:style-name="T19">Customer Service / Insurance Verifier, </text:span><text:span text:style-name="T17">Healthy Halo Insurance Services, </text:span><text:span text:style-name="T20">Burbank, CA</text:span></text:p>
          </table:table-cell>
          <table:table-cell table:style-name="Table1.A1" office:value-type="string">
            <text:p text:style-name="P22"><text:span text:style-name="T20">Verified clients' insurance information, answered questions regarding insurance, and entered data into relevant insurance forms.</text:span></text:p>
          </table:table-cell>
          <table:table-cell table:style-name="Table1.A1" office:value-type="string">
            <text:p text:style-name="P3"><text:span text:style-name="T19">June 2016</text:span></text:p>
          </table:table-cell>
        </table:table-row>
      </table:table>
      <text:p text:style-name="P12"><text:soft-page-break/><text:span text:style-name="T9">Volunteer Experience</text:span><text:span text:style-name="T10">__________________________________________________________</text:span></text:p>
      <text:p text:style-name="P12"><text:span text:style-name="T10"/></text:p>
      <text:p text:style-name="P12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23">Solar Cup Workshop Instructor, </text:span><text:span text:style-name="T16">Metropolitan Water District of Southern California</text:span><text:span text:style-name="T18">, Los Angeles, CA</text:span></text:p>
          </table:table-cell>
          <table:table-cell table:style-name="Table2.A1" office:value-type="string">
            <text:p text:style-name="P4"><text:span text:style-name="T20">Ran a workshop which taught high-school students about electrical circuits.</text:span></text:p>
          </table:table-cell>
          <table:table-cell table:style-name="Table2.A1" office:value-type="string">
            <text:p text:style-name="P4"><text:span text:style-name="T13">January 2014</text:span></text:p>
          </table:table-cell>
        </table:table-row>
        <table:table-row>
          <table:table-cell table:style-name="Table2.A1" office:value-type="string">
            <text:p text:style-name="P4"><text:span text:style-name="T13">English-Spanish Translator, </text:span><text:span text:style-name="T16">Occidental College</text:span><text:span text:style-name="T15">, Los Angeles, CA<text:tab/><text:tab/></text:span></text:p>
          </table:table-cell>
          <table:table-cell table:style-name="Table2.A1" office:value-type="string">
            <text:p text:style-name="P4"><text:span text:style-name="T20">Translated between the Occidental College Glee Club and various Spanish-speaking choirs during the Occidental College Glee Club 2014 International Tour in Spain.</text:span></text:p>
          </table:table-cell>
          <table:table-cell table:style-name="Table2.A1" office:value-type="string">
            <text:p text:style-name="P4"><text:span text:style-name="T23">December 13, 2014</text:span></text:p>
          </table:table-cell>
        </table:table-row>
        <table:table-row>
          <table:table-cell table:style-name="Table2.A1" office:value-type="string">
            <text:p text:style-name="P4"><text:span text:style-name="T13">Solar Panel Programmer, </text:span><text:span text:style-name="T16">Occidental College, </text:span><text:span text:style-name="T18">Los Angeles, CA</text:span></text:p>
          </table:table-cell>
          <table:table-cell table:style-name="Table2.A1" office:value-type="string">
            <text:p text:style-name="P4"><text:span text:style-name="T20">Created a schematic for a solar panel power tester and developed the program which the device uses.</text:span></text:p>
          </table:table-cell>
          <table:table-cell table:style-name="Table2.A1" office:value-type="string">
            <text:p text:style-name="P4"><text:span text:style-name="T23">June 2013 – December 2013</text:span></text:p>
          </table:table-cell>
        </table:table-row>
      </table:table>
      <text:p text:style-name="P12"><text:span text:style-name="T10"/></text:p>
      <text:p text:style-name="P11"/>
      <text:p text:style-name="P11"/>
      <text:p text:style-name="P4"><text:span text:style-name="T4">Interests / Activities</text:span><text:span text:style-name="T5">_________________________________________________________</text:span></text:p>
      <text:list xml:id="list101677826" text:style-name="WWNum1">
        <text:list-item>
          <text:p text:style-name="P2"><text:span text:style-name="T21">Participant at the Comedy Improv Club in Sierra Madre, CA, 2017—present</text:span></text:p>
        </text:list-item>
        <text:list-item>
          <text:p text:style-name="P2"><text:span text:style-name="T21">Member of a cappella choir “The Over Tones” in Los Angeles, CA, 2015–2016</text:span></text:p>
        </text:list-item>
        <text:list-item>
          <text:p text:style-name="P2"><text:span text:style-name="T21">Capoeira Yellow Cord in Capoeira Brasil Los Angeles, CA, 2014–2016</text:span></text:p>
        </text:list-item>
        <text:list-item>
          <text:p text:style-name="P2"><text:span text:style-name="T21">Participated in Relay for Life on Occidental College Campus, Spring 2013</text:span></text:p>
        </text:list-item>
        <text:list-item>
          <text:p text:style-name="P2"><text:span text:style-name="T21">Participant in the Occidental College Dance Production, 2010–2014</text:span></text:p>
        </text:list-item>
        <text:list-item>
          <text:p text:style-name="P2"><text:span text:style-name="T21">Member of Occidental College Barbershop Double Quartet, 2014</text:span></text:p>
        </text:list-item>
        <text:list-item>
          <text:p text:style-name="P2"><text:span text:style-name="T21">Member of Occidental College A Cappella Group “Cadence,” 2013–2104</text:span></text:p>
        </text:list-item>
        <text:list-item>
          <text:p text:style-name="P2"><text:span text:style-name="T21">Member of Occidental College Glee Club, 2010–2014</text:span></text:p>
        </text:list-item>
        <text:list-item>
          <text:p text:style-name="P20"><text:span text:style-name="T21">Member of Sityodtong Muay Thai and Brazilian Jiu-Jitsu Gym, Pasadena, CA, 2007-2010</text:span></text:p>
        </text:list-item>
      </text:list>
      <text:p text:style-name="P7"/>
      <text:p text:style-name="P4"><text:span text:style-name="T2">Computer Skills</text:span><text:span text:style-name="T3">_____________________________________________________________</text:span></text:p>
      <text:list xml:id="list3926818500" text:style-name="WWNum2">
        <text:list-item>
          <text:p text:style-name="P23"><text:span text:style-name="T14">Typing: 72 WPM</text:span></text:p>
        </text:list-item>
        <text:list-item>
          <text:p text:style-name="P23"><text:span text:style-name="T14">Microsoft Word, Excel, PowerPoint: Proficient</text:span></text:p>
        </text:list-item>
        <text:list-item>
          <text:p text:style-name="P23"><text:span text:style-name="T14">Java Programming Language: Familiar</text:span></text:p>
        </text:list-item>
        <text:list-item>
          <text:p text:style-name="P25"><text:span text:style-name="T14">HTML, CSS, JavaScript Programming Languages: Proficient</text:span></text:p>
        </text:list-item>
        <text:list-item>
          <text:p text:style-name="P25"><text:span text:style-name="T14">SQL Programming Language: Proficient</text:span></text:p>
        </text:list-item>
        <text:list-item>
          <text:p text:style-name="P25"><text:span text:style-name="T14">Node.js runtime environment, Node Package Manager: Proficient</text:span></text:p>
        </text:list-item>
        <text:list-item>
          <text:p text:style-name="P25"><text:span text:style-name="T14">GitHub Hosting Service: Proficient</text:span></text:p>
        </text:list-item>
        <text:list-item>
          <text:p text:style-name="P23"><text:span text:style-name="T14">DipTrace PCB Design Software: Familiar</text:span></text:p>
        </text:list-item>
        <text:list-item>
          <text:p text:style-name="P23"><text:span text:style-name="T14">C Programming Language: Familiar</text:span></text:p>
        </text:list-item>
        <text:list-item>
          <text:p text:style-name="P23"><text:span text:style-name="T14">Soldering on Circuit Boards: Proficient</text:span></text:p>
        </text:list-item>
        <text:list-item>
          <text:p text:style-name="P23"><text:span text:style-name="T14">MuseScore Music Score Writing Software: Familiar</text:span></text:p>
        </text:list-item>
        <text:list-item>
          <text:p text:style-name="P23"><text:span text:style-name="T14">Sylvan iPad Software: Proficient</text:span></text:p>
        </text:list-item>
      </text:list>
      <text:p text:style-name="P10"/>
      <text:p text:style-name="P10"/>
      <text:p text:style-name="P4"><text:span text:style-name="T2">Language Skills</text:span><text:span text:style-name="T3">_____________________________________________________________</text:span></text:p>
      <text:list xml:id="list3073225787" text:style-name="WWNum3">
        <text:list-item>
          <text:p text:style-name="P24"><text:span text:style-name="T14">Speaks conversational Spanish</text:span></text:p>
        </text:list-item>
        <text:list-item>
          <text:p text:style-name="P24"><text:span text:style-name="T14">Speaks conversational Tagalo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2" style:display-name="ListLabel 172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4:42:30</meta:creation-date>
    <dc:language>en-US</dc:language>
    <dc:date>2018-06-01T17:24:33.621000000</dc:date>
    <meta:editing-cycles>3</meta:editing-cycles>
    <meta:editing-duration>PT6M58S</meta:editing-duration>
    <meta:generator>LibreOffice/5.3.6.1$Windows_X86_64 LibreOffice_project/686f202eff87ef707079aeb7f485847613344eb7</meta:generator>
    <meta:document-statistic meta:table-count="2" meta:image-count="0" meta:object-count="0" meta:page-count="2" meta:paragraph-count="68" meta:word-count="506" meta:character-count="4010" meta:non-whitespace-character-count="3591"/>
  </office:meta>
</office:document-meta>
</file>